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f2b00" officeooo:paragraph-rsid="001f2b00" style:font-weight-asian="bold" style:font-weight-complex="bold"/>
    </style:style>
    <style:style style:name="P2" style:family="paragraph" style:parent-style-name="Standard">
      <style:text-properties officeooo:rsid="001f2b00" officeooo:paragraph-rsid="001f2b00"/>
    </style:style>
    <style:style style:name="P3" style:family="paragraph" style:parent-style-name="Standard" style:list-style-name="L1">
      <style:text-properties officeooo:rsid="001f2b00" officeooo:paragraph-rsid="001f2b00"/>
    </style:style>
    <style:style style:name="P4" style:family="paragraph" style:parent-style-name="Standard" style:list-style-name="L4">
      <style:text-properties officeooo:rsid="001f2b00" officeooo:paragraph-rsid="001f2b00"/>
    </style:style>
    <style:style style:name="P5" style:family="paragraph" style:parent-style-name="Standard" style:list-style-name="L5">
      <style:text-properties officeooo:rsid="001f2b00" officeooo:paragraph-rsid="001f2b00"/>
    </style:style>
    <style:style style:name="P6" style:family="paragraph" style:parent-style-name="Standard" style:list-style-name="L2">
      <style:text-properties officeooo:paragraph-rsid="002042f2"/>
    </style:style>
    <style:style style:name="P7" style:family="paragraph" style:parent-style-name="Standard">
      <style:text-properties officeooo:rsid="002042f2" officeooo:paragraph-rsid="002042f2"/>
    </style:style>
    <style:style style:name="P8" style:family="paragraph" style:parent-style-name="Standard" style:list-style-name="L6">
      <style:text-properties officeooo:rsid="002042f2" officeooo:paragraph-rsid="002042f2"/>
    </style:style>
    <style:style style:name="P9" style:family="paragraph" style:parent-style-name="Standard" style:list-style-name="L7">
      <style:text-properties officeooo:rsid="002042f2" officeooo:paragraph-rsid="002042f2"/>
    </style:style>
    <style:style style:name="P10" style:family="paragraph" style:parent-style-name="Standard" style:list-style-name="L3">
      <style:text-properties officeooo:rsid="0020e5c2" officeooo:paragraph-rsid="0020e5c2"/>
    </style:style>
    <style:style style:name="P11" style:family="paragraph" style:parent-style-name="Standard">
      <style:text-properties officeooo:rsid="0020e5c2" officeooo:paragraph-rsid="0020e5c2"/>
    </style:style>
    <style:style style:name="T1" style:family="text">
      <style:text-properties officeooo:rsid="002042f2"/>
    </style:style>
    <style:style style:name="T2" style:family="text">
      <style:text-properties officeooo:rsid="0020e5c2"/>
    </style:style>
    <style:style style:name="T3" style:family="text">
      <style:text-properties officeooo:rsid="0022df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ela de campos</text:p>
      <text:p text:style-name="P2"/>
      <text:list xml:id="list40522957" text:style-name="L1">
        <text:list-item>
          <text:p text:style-name="P3">UC - Cadastro de <text:s/><text:span text:style-name="T3">Materiais</text:span></text:p>
        </text:list-item>
      </text:list>
      <text:p text:style-name="P2"/>
      <text:p text:style-name="P2">Tipo de material;</text:p>
      <text:p text:style-name="P2">Nome do material;</text:p>
      <text:p text:style-name="P2">Quantidade;</text:p>
      <text:p text:style-name="P2">Fabricante;</text:p>
      <text:p text:style-name="P2">Descrição do material;</text:p>
      <text:p text:style-name="P2">Permissão empréstimo; (Pode ser emprestado, Sim ou não)</text:p>
      <text:p text:style-name="P2">Código do Material;</text:p>
      <text:p text:style-name="P2"/>
      <text:list xml:id="list40521630" text:style-name="L2">
        <text:list-item>
          <text:p text:style-name="P6"><text:span text:style-name="T1">UC – Tipos de Materiais </text:span><text:span text:style-name="T2">(Ver a viabilidade desse caso)</text:span></text:p>
        </text:list-item>
      </text:list>
      <text:p text:style-name="P7"/>
      <text:p text:style-name="P7">Nome;</text:p>
      <text:p text:style-name="P7">Descrição;</text:p>
      <text:p text:style-name="P7">Laboratório;(Sim ou não, caso for uma estrutura física)</text:p>
      <text:p text:style-name="P7"/>
      <text:list xml:id="list40519672" text:style-name="L3">
        <text:list-item>
          <text:p text:style-name="P10">UC – Cadastro de <text:span text:style-name="T3">Ambientes</text:span></text:p>
        </text:list-item>
      </text:list>
      <text:p text:style-name="P11"/>
      <text:p text:style-name="P11">Nome;</text:p>
      <text:p text:style-name="P11">Bloco;</text:p>
      <text:p text:style-name="P11">Sala;</text:p>
      <text:p text:style-name="P7"/>
      <text:list xml:id="list40519490" text:style-name="L4">
        <text:list-item>
          <text:p text:style-name="P4">UC – Cadastro de Usuários</text:p>
        </text:list-item>
      </text:list>
      <text:p text:style-name="P2">Nome;</text:p>
      <text:p text:style-name="P2">Sobrenome;</text:p>
      <text:p text:style-name="P2">Cpf;</text:p>
      <text:p text:style-name="P2">Telefone;</text:p>
      <text:p text:style-name="P2">Celular;</text:p>
      <text:p text:style-name="P2">Perfil de acesso;</text:p>
      <text:p text:style-name="P2">Código do Usuário;</text:p>
      <text:p text:style-name="P2"/>
      <text:list xml:id="list40527957" text:style-name="L5">
        <text:list-item>
          <text:p text:style-name="P5">UC – Empréstimo</text:p>
        </text:list-item>
      </text:list>
      <text:p text:style-name="P2"/>
      <text:p text:style-name="P2">Código do Usuário;</text:p>
      <text:p text:style-name="P2">Código do Material;</text:p>
      <text:p text:style-name="P7">Quantidade;(Usado apenas para materiais, caso seja laboratório ele é oculto)</text:p>
      <text:p text:style-name="P7">Qual laboratório será utilizado;</text:p>
      <text:p text:style-name="P7"/>
      <text:list xml:id="list40525946" text:style-name="L6">
        <text:list-item>
          <text:p text:style-name="P8">UC – Devolução</text:p>
        </text:list-item>
      </text:list>
      <text:p text:style-name="P7"/>
      <text:p text:style-name="P7">Código do Material;</text:p>
      <text:p text:style-name="P7">Código do Usuário;</text:p>
      <text:p text:style-name="P7">Defeito; (Sim ou não)</text:p>
      <text:p text:style-name="P7">Quantidade com Defeito;</text:p>
      <text:p text:style-name="P7">Motivo do Defeito;</text:p>
      <text:p text:style-name="P7"/>
      <text:list xml:id="list40533345" text:style-name="L7">
        <text:list-item>
          <text:p text:style-name="P9">UC – Reserva</text:p>
        </text:list-item>
      </text:list>
      <text:p text:style-name="P7"/>
      <text:p text:style-name="P7">Tipo de material;</text:p>
      <text:p text:style-name="P7">Quantidade;(se necessário);</text:p>
      <text:p text:style-name="P7"><text:soft-page-break/>Laboratório a se utilizar o material;</text:p>
      <text:p text:style-name="P7">Laboratório reservar;(Caso for estrutura os campos vão se alterar)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3T21:00:49.41</meta:creation-date>
    <dc:date>2013-05-28T22:49:32.52</dc:date>
    <meta:editing-duration>PT43M16S</meta:editing-duration>
    <meta:editing-cycles>3</meta:editing-cycles>
    <meta:generator>LibreOffice/3.6$Windows_x86 LibreOffice_project/932b512-69e3009-7a10e5c-fc86223-a55908</meta:generator>
    <meta:document-statistic meta:table-count="0" meta:image-count="0" meta:object-count="0" meta:page-count="2" meta:paragraph-count="41" meta:word-count="146" meta:character-count="896" meta:non-whitespace-character-count="797"/>
  </office:meta>
</office:document-meta>
</file>